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f6be" officeooo:paragraph-rsid="000ef6be"/>
    </style:style>
    <style:style style:name="P2" style:family="paragraph" style:parent-style-name="Standard">
      <style:text-properties officeooo:rsid="000fbcdb" officeooo:paragraph-rsid="000fbcdb"/>
    </style:style>
    <style:style style:name="P3" style:family="paragraph" style:parent-style-name="Standard">
      <style:text-properties officeooo:rsid="00149b08" officeooo:paragraph-rsid="00149b08"/>
    </style:style>
    <style:style style:name="P4" style:family="paragraph" style:parent-style-name="Standard">
      <style:text-properties officeooo:rsid="001b0a90" officeooo:paragraph-rsid="001b0a90"/>
    </style:style>
    <style:style style:name="P5" style:family="paragraph" style:parent-style-name="Standard">
      <style:text-properties officeooo:rsid="001bea36" officeooo:paragraph-rsid="001bea36"/>
    </style:style>
    <style:style style:name="P6" style:family="paragraph" style:parent-style-name="Standard">
      <style:text-properties officeooo:rsid="00205aa2" officeooo:paragraph-rsid="00205aa2"/>
    </style:style>
    <style:style style:name="P7" style:family="paragraph" style:parent-style-name="Standard">
      <style:text-properties officeooo:rsid="0021c947" officeooo:paragraph-rsid="0021c947"/>
    </style:style>
    <style:style style:name="P8" style:family="paragraph" style:parent-style-name="Standard">
      <style:text-properties officeooo:rsid="00223298" officeooo:paragraph-rsid="00223298"/>
    </style:style>
    <style:style style:name="P9" style:family="paragraph" style:parent-style-name="Standard">
      <style:text-properties officeooo:rsid="0028a5cb" officeooo:paragraph-rsid="0028a5cb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1b0a90" officeooo:paragraph-rsid="001b0a90"/>
    </style:style>
    <style:style style:name="P11" style:family="paragraph" style:parent-style-name="Standard" style:list-style-name="L1">
      <style:text-properties officeooo:rsid="000ef6be" officeooo:paragraph-rsid="000ef6be"/>
    </style:style>
    <style:style style:name="P12" style:family="paragraph" style:parent-style-name="Standard" style:list-style-name="L2">
      <style:text-properties officeooo:rsid="000ef6be" officeooo:paragraph-rsid="000ef6be"/>
    </style:style>
    <style:style style:name="P13" style:family="paragraph" style:parent-style-name="Standard" style:list-style-name="L3">
      <style:text-properties officeooo:rsid="000ef6be" officeooo:paragraph-rsid="000ef6be"/>
    </style:style>
    <style:style style:name="P14" style:family="paragraph" style:parent-style-name="Standard" style:list-style-name="L4">
      <style:text-properties officeooo:rsid="000ef6be" officeooo:paragraph-rsid="000ef6be"/>
    </style:style>
    <style:style style:name="P15" style:family="paragraph" style:parent-style-name="Standard">
      <style:text-properties officeooo:rsid="000ef6be" officeooo:paragraph-rsid="000ef6be"/>
    </style:style>
    <style:style style:name="P16" style:family="paragraph" style:parent-style-name="Standard" style:list-style-name="L4">
      <style:text-properties officeooo:rsid="000f4f01" officeooo:paragraph-rsid="000f4f01"/>
    </style:style>
    <style:style style:name="P17" style:family="paragraph" style:parent-style-name="Standard" style:list-style-name="L4">
      <style:text-properties officeooo:rsid="000fbcdb" officeooo:paragraph-rsid="000fbcdb"/>
    </style:style>
    <style:style style:name="P18" style:family="paragraph" style:parent-style-name="Standard" style:list-style-name="L4">
      <style:text-properties officeooo:rsid="00131aff" officeooo:paragraph-rsid="00131aff"/>
    </style:style>
    <style:style style:name="P19" style:family="paragraph" style:parent-style-name="Standard" style:list-style-name="L4">
      <style:text-properties officeooo:rsid="00149b08" officeooo:paragraph-rsid="00149b08"/>
    </style:style>
    <style:style style:name="P20" style:family="paragraph" style:parent-style-name="Standard" style:list-style-name="L5">
      <style:text-properties officeooo:rsid="001857f1" officeooo:paragraph-rsid="001857f1"/>
    </style:style>
    <style:style style:name="P21" style:family="paragraph" style:parent-style-name="Standard" style:list-style-name="L6">
      <style:text-properties officeooo:rsid="001857f1" officeooo:paragraph-rsid="001857f1"/>
    </style:style>
    <style:style style:name="P22" style:family="paragraph" style:parent-style-name="Standard" style:list-style-name="L6">
      <style:text-properties officeooo:rsid="001857f1" officeooo:paragraph-rsid="001a0555"/>
    </style:style>
    <style:style style:name="P23" style:family="paragraph" style:parent-style-name="Standard" style:list-style-name="L6">
      <style:text-properties officeooo:rsid="001b0a90" officeooo:paragraph-rsid="001b0a90"/>
    </style:style>
    <style:style style:name="P24" style:family="paragraph" style:parent-style-name="Standard" style:list-style-name="L7">
      <style:text-properties officeooo:rsid="00205aa2" officeooo:paragraph-rsid="00205aa2"/>
    </style:style>
    <style:style style:name="P25" style:family="paragraph" style:parent-style-name="Standard" style:list-style-name="L7">
      <style:text-properties officeooo:rsid="0021c947" officeooo:paragraph-rsid="0021c947"/>
    </style:style>
    <style:style style:name="P26" style:family="paragraph" style:parent-style-name="Standard">
      <style:text-properties officeooo:rsid="0021c947" officeooo:paragraph-rsid="0021c947"/>
    </style:style>
    <style:style style:name="P27" style:family="paragraph" style:parent-style-name="Standard" style:list-style-name="L8">
      <style:text-properties officeooo:rsid="00235385" officeooo:paragraph-rsid="00235385"/>
    </style:style>
    <style:style style:name="P28" style:family="paragraph" style:parent-style-name="Standard" style:list-style-name="L8">
      <style:text-properties officeooo:rsid="0023cac3" officeooo:paragraph-rsid="0023cac3"/>
    </style:style>
    <style:style style:name="P29" style:family="paragraph" style:parent-style-name="Standard" style:list-style-name="L8">
      <style:text-properties officeooo:rsid="0025c70e" officeooo:paragraph-rsid="0025c70e"/>
    </style:style>
    <style:style style:name="P30" style:family="paragraph" style:parent-style-name="Standard">
      <style:text-properties officeooo:rsid="0025c70e" officeooo:paragraph-rsid="0025c70e"/>
    </style:style>
    <style:style style:name="P31" style:family="paragraph" style:parent-style-name="Standard" style:list-style-name="L9">
      <style:text-properties officeooo:rsid="0028a5cb" officeooo:paragraph-rsid="0028a5cb"/>
    </style:style>
    <style:style style:name="P32" style:family="paragraph" style:parent-style-name="Standard" style:list-style-name="L9">
      <style:text-properties officeooo:rsid="0028a5cb" officeooo:paragraph-rsid="002a1393"/>
    </style:style>
    <style:style style:name="P33" style:family="paragraph" style:parent-style-name="Standard" style:list-style-name="L9">
      <style:text-properties officeooo:rsid="002c66d0" officeooo:paragraph-rsid="002c66d0"/>
    </style:style>
    <style:style style:name="P34" style:family="paragraph" style:parent-style-name="Standard" style:list-style-name="L9">
      <style:text-properties officeooo:rsid="002ced21" officeooo:paragraph-rsid="002eb0ba"/>
    </style:style>
    <style:style style:name="P35" style:family="paragraph" style:parent-style-name="Standard" style:list-style-name="L9">
      <style:text-properties officeooo:rsid="002ced21" officeooo:paragraph-rsid="002ced21"/>
    </style:style>
    <style:style style:name="P36" style:family="paragraph" style:parent-style-name="Standard" style:list-style-name="L9">
      <style:text-properties officeooo:rsid="002eb0ba" officeooo:paragraph-rsid="002eb0ba"/>
    </style:style>
    <style:style style:name="P37" style:family="paragraph" style:parent-style-name="Standard">
      <style:text-properties officeooo:rsid="002eb0ba" officeooo:paragraph-rsid="002eb0ba"/>
    </style:style>
    <style:style style:name="P38" style:family="paragraph" style:parent-style-name="Standard">
      <style:text-properties officeooo:rsid="002f5999" officeooo:paragraph-rsid="002f5999"/>
    </style:style>
    <style:style style:name="P39" style:family="paragraph" style:parent-style-name="Standard" style:list-style-name="L10">
      <style:text-properties officeooo:rsid="002f5999" officeooo:paragraph-rsid="0030c24f"/>
    </style:style>
    <style:style style:name="P40" style:family="paragraph" style:parent-style-name="Standard" style:list-style-name="L10">
      <style:text-properties officeooo:rsid="002f5999" officeooo:paragraph-rsid="002f5999"/>
    </style:style>
    <style:style style:name="P41" style:family="paragraph" style:parent-style-name="Standard">
      <style:text-properties officeooo:rsid="0030c24f" officeooo:paragraph-rsid="0030c24f"/>
    </style:style>
    <style:style style:name="P42" style:family="paragraph" style:parent-style-name="Standard" style:list-style-name="L10">
      <style:text-properties officeooo:rsid="0030c24f" officeooo:paragraph-rsid="0030c24f"/>
    </style:style>
    <style:style style:name="P43" style:family="paragraph" style:parent-style-name="Standard">
      <style:text-properties officeooo:rsid="00314217" officeooo:paragraph-rsid="00314217"/>
    </style:style>
    <style:style style:name="P44" style:family="paragraph" style:parent-style-name="Standard" style:list-style-name="L11">
      <style:text-properties officeooo:rsid="00314217" officeooo:paragraph-rsid="00314217"/>
    </style:style>
    <style:style style:name="P45" style:family="paragraph" style:parent-style-name="Standard" style:list-style-name="L12">
      <style:text-properties officeooo:rsid="00314217" officeooo:paragraph-rsid="00314217"/>
    </style:style>
    <style:style style:name="P46" style:family="paragraph" style:parent-style-name="Standard">
      <style:text-properties officeooo:rsid="00314217" officeooo:paragraph-rsid="0031c4a0"/>
    </style:style>
    <style:style style:name="P47" style:family="paragraph" style:parent-style-name="Standard" style:list-style-name="L13">
      <style:text-properties officeooo:rsid="00314217" officeooo:paragraph-rsid="00314217"/>
    </style:style>
    <style:style style:name="P48" style:family="paragraph" style:parent-style-name="Standard" style:list-style-name="L13">
      <style:text-properties officeooo:rsid="00314217" officeooo:paragraph-rsid="0031c4a0"/>
    </style:style>
    <style:style style:name="P49" style:family="paragraph" style:parent-style-name="Standard">
      <style:text-properties fo:font-weight="bold" officeooo:rsid="001857f1" officeooo:paragraph-rsid="001857f1" style:font-weight-asian="bold" style:font-weight-complex="bold"/>
    </style:style>
    <style:style style:name="P50" style:family="paragraph" style:parent-style-name="Standard">
      <style:text-properties fo:font-weight="bold" officeooo:rsid="0028a5cb" officeooo:paragraph-rsid="0028a5cb" style:font-weight-asian="bold" style:font-weight-complex="bold"/>
    </style:style>
    <style:style style:name="P51" style:family="paragraph" style:parent-style-name="Standard">
      <style:text-properties fo:font-weight="bold" officeooo:rsid="00314217" officeooo:paragraph-rsid="00314217" style:font-weight-asian="bold" style:font-weight-complex="bold"/>
    </style:style>
    <style:style style:name="P52" style:family="paragraph" style:parent-style-name="Standard">
      <style:text-properties fo:font-weight="bold" officeooo:rsid="0033c0b1" officeooo:paragraph-rsid="0033c0b1" style:font-weight-asian="bold" style:font-weight-complex="bold"/>
    </style:style>
    <style:style style:name="P53" style:family="paragraph" style:parent-style-name="Standard">
      <style:text-properties officeooo:rsid="001bea36" officeooo:paragraph-rsid="001bea36"/>
    </style:style>
    <style:style style:name="P54" style:family="paragraph" style:parent-style-name="Standard" style:list-style-name="L14">
      <style:text-properties officeooo:rsid="0033c0b1" officeooo:paragraph-rsid="0033c0b1"/>
    </style:style>
    <style:style style:name="T1" style:family="text">
      <style:text-properties officeooo:rsid="001179d8"/>
    </style:style>
    <style:style style:name="T2" style:family="text">
      <style:text-properties officeooo:rsid="001a0555"/>
    </style:style>
    <style:style style:name="T3" style:family="text">
      <style:text-properties officeooo:rsid="0023cac3"/>
    </style:style>
    <style:style style:name="T4" style:family="text">
      <style:text-properties officeooo:rsid="002a1393"/>
    </style:style>
    <style:style style:name="T5" style:family="text">
      <style:text-properties officeooo:rsid="002eb0ba"/>
    </style:style>
    <style:style style:name="T6" style:family="text">
      <style:text-properties officeooo:rsid="0030c24f"/>
    </style:style>
    <style:style style:name="T7" style:family="text">
      <style:text-properties officeooo:rsid="0031c4a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5964e"/>
    </style:style>
    <style:style style:name="T10" style:family="text">
      <style:text-properties officeooo:rsid="003631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alisi tecnica</text:h>
      <text:p text:style-name="P1"/>
      <text:p text:style-name="P1"/>
      <text:p text:style-name="P41">Si tratta di studi probabilistici (più fattori differenti verificati aumentano la probabilità del segnale)</text:p>
      <text:p text:style-name="P41"/>
      <text:p text:style-name="P52">Scala grafico </text:p>
      <text:list xml:id="list510006631317515035" text:style-name="L14">
        <text:list-item>
          <text:p text:style-name="P54"><text:span text:style-name="T9">L</text:span>ineare (più attendibile per <text:span text:style-name="T9">individuare le figure che il prezzo delinea</text:span>)</text:p>
        </text:list-item>
        <text:list-item>
          <text:p text:style-name="P54"><text:span text:style-name="T9">L</text:span>ogaritmica (più fedele nel rappresentare i movimenti)</text:p>
        </text:list-item>
      </text:list>
      <text:p text:style-name="P1"/>
      <text:p text:style-name="P1"/>
      <text:p text:style-name="P1"><text:span text:style-name="T8">Trend</text:span> (individuare i massimi/minimi relativi ed assoluti)</text:p>
      <text:list xml:id="list2456748323188937311" text:style-name="L1">
        <text:list-item>
          <text:p text:style-name="P11">Può essere</text:p>
        </text:list-item>
      </text:list>
      <text:list xml:id="list7396024442976472776" text:style-name="L2">
        <text:list-item>
          <text:list>
            <text:list-item>
              <text:p text:style-name="P12">Rialzista</text:p>
            </text:list-item>
            <text:list-item>
              <text:p text:style-name="P12">Laterale</text:p>
            </text:list-item>
            <text:list-item>
              <text:p text:style-name="P12">Ribassista</text:p>
            </text:list-item>
          </text:list>
        </text:list-item>
        <text:list-item>
          <text:p text:style-name="P12">Tipologie</text:p>
          <text:list>
            <text:list-item>
              <text:p text:style-name="P12">Primario</text:p>
            </text:list-item>
            <text:list-item>
              <text:p text:style-name="P12">Secondario</text:p>
            </text:list-item>
            <text:list-item>
              <text:p text:style-name="P12">Minore</text:p>
            </text:list-item>
          </text:list>
        </text:list-item>
        <text:list-item>
          <text:p text:style-name="P12">Importanza del contesto</text:p>
          <text:p text:style-name="P12"/>
        </text:list-item>
      </text:list>
      <text:p text:style-name="P1"/>
      <text:p text:style-name="P1"><text:span text:style-name="T8">Trendline</text:span> (la sua costruzione è soggettiva)</text:p>
      <text:list xml:id="list2648357557842070552" text:style-name="L3">
        <text:list-item>
          <text:p text:style-name="P13">Tipologia</text:p>
        </text:list-item>
      </text:list>
      <text:list xml:id="list4893617030416961601" text:style-name="L4">
        <text:list-item>
          <text:list>
            <text:list-item>
              <text:p text:style-name="P14">Rialzista (collega i minimi crescenti)</text:p>
            </text:list-item>
            <text:list-item>
              <text:p text:style-name="P14">Ribassista (collega i massimi decrescenti)</text:p>
            </text:list-item>
          </text:list>
        </text:list-item>
        <text:list-item>
          <text:p text:style-name="P14">Ha maggior valore se:</text:p>
          <text:list>
            <text:list-item>
              <text:p text:style-name="P14">Ottimale: 45° (più sono ripide maggiore la possibilità di essere rotte)</text:p>
            </text:list-item>
            <text:list-item>
              <text:p text:style-name="P14">Più volte è stata testata più ha valore</text:p>
            </text:list-item>
            <text:list-item>
              <text:p text:style-name="P14">Più è ripido il movimento fermato più ha valore</text:p>
            </text:list-item>
            <text:list-item>
              <text:p text:style-name="P14">Più volumi su tale livello più ha valore</text:p>
            </text:list-item>
          </text:list>
        </text:list-item>
        <text:list-item>
          <text:p text:style-name="P14">Definizione di pullback</text:p>
        </text:list-item>
        <text:list-item>
          <text:p text:style-name="P16">Definizione di correzione e rimbalzo</text:p>
        </text:list-item>
        <text:list-item>
          <text:p text:style-name="P16">Gap</text:p>
          <text:list>
            <text:list-item>
              <text:p text:style-name="P16">Di rottura</text:p>
            </text:list-item>
            <text:list-item>
              <text:p text:style-name="P16">Di continuazione</text:p>
            </text:list-item>
            <text:list-item>
              <text:p text:style-name="P16">Di esaurimento</text:p>
            </text:list-item>
            <text:list-item>
              <text:p text:style-name="P16">Di inversione</text:p>
            </text:list-item>
          </text:list>
          <text:p text:style-name="P17"/>
          <text:p text:style-name="P17"/>
        </text:list-item>
      </text:list>
      <text:p text:style-name="P2"><text:span text:style-name="T8">Return line</text:span> (parallela alla trendline, <text:span text:style-name="T1">prendi come riferimento il max/min più lontano dalla trendline</text:span>)</text:p>
      <text:list xml:id="list235419779925144" text:continue-numbering="true" text:style-name="L4">
        <text:list-item>
          <text:p text:style-name="P17">Canale</text:p>
          <text:list>
            <text:list-item>
              <text:p text:style-name="P18">Tipologia</text:p>
              <text:list>
                <text:list-item>
                  <text:p text:style-name="P18">Ascendente</text:p>
                </text:list-item>
                <text:list-item>
                  <text:p text:style-name="P18">Discendente</text:p>
                </text:list-item>
              </text:list>
            </text:list-item>
            <text:list-item>
              <text:p text:style-name="P18">Resistenze e Supporti (se rotti diventano supporti o resistenze rispettivamente)</text:p>
              <text:list>
                <text:list-item>
                  <text:p text:style-name="P19">Falsa rottura e inizio di un movimento inverso </text:p>
                </text:list-item>
              </text:list>
            </text:list-item>
          </text:list>
        </text:list-item>
      </text:list>
      <text:p text:style-name="P3"><text:soft-page-break/></text:p>
      <text:p text:style-name="P3"/>
      <text:p text:style-name="P49">Inversione di trend</text:p>
      <text:list xml:id="list5591595915920851839" text:style-name="L5">
        <text:list-item>
          <text:p text:style-name="P20">Passaggi necessari <text:span text:style-name="T2">(precedente trend ribassista/rialzista)</text:span></text:p>
        </text:list-item>
      </text:list>
      <text:list xml:id="list8719015087689240007" text:style-name="L6">
        <text:list-item>
          <text:list>
            <text:list-item>
              <text:p text:style-name="P21">Rottura trend ribassista/<text:span text:style-name="T2">rialzista</text:span></text:p>
            </text:list-item>
            <text:list-item>
              <text:p text:style-name="P21">Rottura resistenza/<text:span text:style-name="T2">supporto</text:span> statica/<text:span text:style-name="T2">o</text:span> (superamento del precedente massimo/<text:span text:style-name="T2">minimo</text:span>)</text:p>
            </text:list-item>
            <text:list-item>
              <text:p text:style-name="P21">Creazione di un massimo/<text:span text:style-name="T2">minimo</text:span> più alto/<text:span text:style-name="T2">basso</text:span> del precedente (ultimo massimo/<text:span text:style-name="T2">minimo</text:span> del trend precedente)</text:p>
            </text:list-item>
            <text:list-item>
              <text:p text:style-name="P22">Creazione di un minimo/<text:span text:style-name="T2">massimo</text:span> più alto/<text:span text:style-name="T2">basso</text:span> del minimo/<text:span text:style-name="T2">massimo</text:span> precedente (ultimo <text:span text:style-name="T10">minimo</text:span>/<text:span text:style-name="T10">massimo</text:span> del trend precedente)</text:p>
            </text:list-item>
          </text:list>
        </text:list-item>
      </text:list>
      <text:p text:style-name="P10">Altri fattori:</text:p>
      <text:list xml:id="list235421230576175" text:continue-numbering="true" text:style-name="L6">
        <text:list-item>
          <text:list>
            <text:list-item>
              <text:p text:style-name="P21">La conferma è data dalla creazione di due massimi e minimi crescenti/<text:span text:style-name="T2">descrescenti</text:span></text:p>
            </text:list-item>
            <text:list-item>
              <text:p text:style-name="P23">Dopo che il nuovo trend ha percorso il 61,8% del trend precedente avremo la certezza che si tratta di un nuovo corso (non un ritracciamento momentaneo)</text:p>
            </text:list-item>
            <text:list-item>
              <text:p text:style-name="P23">E’ necessario che si verifichi un periodo di “stabilizzazione” (trend laterale) di lunghezza 1/4 o 1/3 del trend precedente perché si tratti di un vero o proprio cambio trend </text:p>
            </text:list-item>
          </text:list>
        </text:list-item>
      </text:list>
      <text:p text:style-name="P4"/>
      <text:p text:style-name="P5"/>
      <text:p text:style-name="P5"/>
      <text:p text:style-name="P5"><text:span text:style-name="T8">Ritracciamenti di Fibonacci</text:span> (38,2%, 50%, 61,8% - calcolati dal primo minimo/massimo all’ultimo massimo/minimo del trend (trend rialzisat/ribassista) )</text:p>
      <text:p text:style-name="P5"/>
      <text:p text:style-name="P5"/>
      <text:p text:style-name="P6"><text:span text:style-name="T8">Candele giapponesi</text:span> (hanno senso quelle che sono vicine a resistenze/supporti o in punti di particolare interesse tecnico)</text:p>
      <text:list xml:id="list2715578636285001034" text:style-name="L7">
        <text:list-item>
          <text:p text:style-name="P24">Doji (il superamento del suo min/max da interessanti spunti tecnici)</text:p>
          <text:list>
            <text:list-item>
              <text:p text:style-name="P24">Tipologie</text:p>
              <text:list>
                <text:list-item>
                  <text:p text:style-name="P24">Doji line</text:p>
                </text:list-item>
                <text:list-item>
                  <text:p text:style-name="P24">Long-legged-doji</text:p>
                </text:list-item>
                <text:list-item>
                  <text:p text:style-name="P24">Graveston-doji</text:p>
                </text:list-item>
                <text:list-item>
                  <text:p text:style-name="P24">Dragonfly-doji</text:p>
                </text:list-item>
              </text:list>
            </text:list-item>
          </text:list>
        </text:list-item>
        <text:list-item>
          <text:p text:style-name="P25">Hammer (situata alla fine di movimenti ribassisti o supporti)</text:p>
        </text:list-item>
        <text:list-item>
          <text:p text:style-name="P25">Hanging man (situata alla fine di movimenti rialzisti o resistenze)</text:p>
        </text:list-item>
        <text:list-item>
          <text:p text:style-name="P25">Marubozu (dalle dimensioni relative rilevanti)</text:p>
        </text:list-item>
      </text:list>
      <text:p text:style-name="P7"/>
      <text:p text:style-name="P7"/>
      <text:p text:style-name="P8"><text:span text:style-name="T8">Volumi</text:span> <text:span text:style-name="T3">(sono alti se almeno sono il doppio della media precedente a 25 periodi)</text:span></text:p>
      <text:list xml:id="list1370636648596868730" text:style-name="L8">
        <text:list-item>
          <text:p text:style-name="P27">Affidabilità dei segnali di rottura (volumi alti confermano l’affidabilità del segnale)</text:p>
        </text:list-item>
        <text:list-item>
          <text:p text:style-name="P28">Anticipano i movimenti futuri </text:p>
          <text:list>
            <text:list-item>
              <text:p text:style-name="P29">I volumi accompagnano i movimenti rialzisti</text:p>
            </text:list-item>
            <text:list-item>
              <text:p text:style-name="P29">Sono scarsi (tranne che all’inizio) nei movimenti ribassisti</text:p>
            </text:list-item>
            <text:list-item>
              <text:p text:style-name="P29">Divergenze fanno presagire cambi di tendenza</text:p>
            </text:list-item>
          </text:list>
        </text:list-item>
      </text:list>
      <text:p text:style-name="P30"/>
      <text:p text:style-name="P9"/>
      <text:p text:style-name="P50">Principali configurazioni candlestick</text:p>
      <text:list xml:id="list1832110567704970082" text:style-name="L9">
        <text:list-item>
          <text:p text:style-name="P31">Pattern di inversione rialzisti</text:p>
          <text:list>
            <text:list-item>
              <text:p text:style-name="P31">Testa e spalle rialzista <text:span text:style-name="T4">(neckline, ampiezza del testa-spalle, volumi in rottura neckline)</text:span></text:p>
            </text:list-item>
            <text:list-item>
              <text:p text:style-name="P31">Doppio minimo <text:span text:style-name="T4">(“neckline”)</text:span></text:p>
            </text:list-item>
            <text:list-item>
              <text:p text:style-name="P32">Triplo minimo <text:span text:style-name="T4">(“neckline”)</text:span></text:p>
            </text:list-item>
          </text:list>
        </text:list-item>
        <text:list-item>
          <text:p text:style-name="P31">Pattern di inversione ribassisti</text:p>
          <text:list>
            <text:list-item>
              <text:p text:style-name="P32">Testa e spalle ribassista <text:span text:style-name="T4">(neckline, ampiezza del testa-spalle, volumi in rottura neckline)</text:span></text:p>
            </text:list-item>
            <text:list-item>
              <text:p text:style-name="P32"><text:soft-page-break/>Doppio massimo <text:span text:style-name="T4">(“neckline”)</text:span></text:p>
            </text:list-item>
            <text:list-item>
              <text:p text:style-name="P32">Triplo massimo <text:span text:style-name="T4">(“neckline”)</text:span></text:p>
            </text:list-item>
          </text:list>
        </text:list-item>
        <text:list-item>
          <text:p text:style-name="P33">Proiezioni (mettere un primo target ad una altezza uguale alla altezza della figura)</text:p>
        </text:list-item>
        <text:list-item>
          <text:p text:style-name="P34">Pattern di continuazione <text:span text:style-name="T5">(anche qui si applicano le proiezioni, i volumi al suo interno diminuiscono ed esplodono in rottura)</text:span></text:p>
          <text:list>
            <text:list-item>
              <text:p text:style-name="P35"><text:span text:style-name="T5">T</text:span>riangoli </text:p>
              <text:list>
                <text:list-item>
                  <text:p text:style-name="P36">Simmetrico</text:p>
                </text:list-item>
                <text:list-item>
                  <text:p text:style-name="P36">Ascendente</text:p>
                </text:list-item>
                <text:list-item>
                  <text:p text:style-name="P36">Discendente</text:p>
                </text:list-item>
              </text:list>
            </text:list-item>
            <text:list-item>
              <text:p text:style-name="P36">Flag (la proiezione può essere l’ampiezza del movimento prima della bandiera, i triangoli si formano a metà +- del trend che confermano)</text:p>
            </text:list-item>
            <text:list-item>
              <text:p text:style-name="P36">Rettangoli</text:p>
            </text:list-item>
          </text:list>
        </text:list-item>
      </text:list>
      <text:p text:style-name="P37"/>
      <text:p text:style-name="P37"/>
      <text:p text:style-name="P38"><text:span text:style-name="T8">Configurazioni candlestick semplici</text:span> <text:span text:style-name="T6">(hanno maggiore rilevanza su supporti/resistenze, se i volumi sono alti -soprattutto sulla seconda candela-)</text:span></text:p>
      <text:list xml:id="list7479324009885535528" text:style-name="L10">
        <text:list-item>
          <text:p text:style-name="P39"><text:span text:style-name="T6">Candele inside e outside</text:span></text:p>
        </text:list-item>
        <text:list-item>
          <text:p text:style-name="P42">Tipologie</text:p>
          <text:list>
            <text:list-item>
              <text:p text:style-name="P40">Bullish engulfing </text:p>
            </text:list-item>
            <text:list-item>
              <text:p text:style-name="P40">Bearish engulfing</text:p>
            </text:list-item>
          </text:list>
        </text:list-item>
      </text:list>
      <text:p text:style-name="P38"/>
      <text:p text:style-name="P43"/>
      <text:p text:style-name="P43"><text:span text:style-name="T8">Oscillatori</text:span> (funzionano meglio nelle fasi laterali)</text:p>
      <text:list xml:id="list3865082771899292610" text:style-name="L11">
        <text:list-item>
          <text:p text:style-name="P44">Livelli di ipercomprato/ipervenduto (il prezzo è in una situazione estrema)</text:p>
        </text:list-item>
        <text:list-item>
          <text:p text:style-name="P44">Divergenze (rialzista/ribassista, da ricercare nelle fasi di ipercomprato/ipervenduto)</text:p>
        </text:list-item>
      </text:list>
      <text:p text:style-name="P43"/>
      <text:p text:style-name="P43"/>
      <text:p text:style-name="P43"><text:span text:style-name="T8">Indicatori</text:span> (funzionano meglio durante i tren ben definiti)</text:p>
      <text:list xml:id="list6051589659816428445" text:style-name="L12">
        <text:list-item>
          <text:p text:style-name="P45">Medie mobili (semplici, esponenziali...)</text:p>
          <text:list>
            <text:list-item>
              <text:p text:style-name="P45">Servono a definire il trend corrente</text:p>
            </text:list-item>
            <text:list-item>
              <text:p text:style-name="P45">Un incrocio tra una media corta e una lunga puù dare un segnale di cambio trend</text:p>
            </text:list-item>
          </text:list>
        </text:list-item>
      </text:list>
      <text:p text:style-name="P43"/>
      <text:p text:style-name="P43"/>
      <text:p text:style-name="P43"><text:span text:style-name="T8">ADX</text:span> (indicatore/oscillatore che stabilisce il trend in atto)</text:p>
      <text:p text:style-name="P43"/>
      <text:p text:style-name="P43"/>
      <text:p text:style-name="P51">Money management</text:p>
      <text:list xml:id="list6009770738897672409" text:style-name="L13">
        <text:list-item>
          <text:p text:style-name="P47">Il capitale destinato al trading non deve superare il 10% delle proprie disponibilità</text:p>
        </text:list-item>
        <text:list-item>
          <text:p text:style-name="P47">Ogni operazioni non deve eccedere il 10% del capitale destinato al trading</text:p>
        </text:list-item>
        <text:list-item>
          <text:p text:style-name="P48">In ogni operazione non rischiare più del 2/3% del capitale investito <text:span text:style-name="T7">(stop loss)</text:span></text:p>
        </text:list-item>
        <text:list-item>
          <text:p text:style-name="P48"><text:span text:style-name="T7">Il rapporto rischio rendimento deve essere almeno di 1:2 (meglio 1:3)</text:span></text:p>
        </text:list-item>
        <text:list-item>
          <text:p text:style-name="P48"><text:span text:style-name="T7">Diversificare il portafoglio</text:span></text:p>
        </text:list-item>
      </text:list>
      <text:p text:style-name="P46"><text:s/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09:41:28.507000000</meta:creation-date>
    <dc:date>2017-12-01T23:35:56.224351957</dc:date>
    <meta:editing-duration>PT3H10M37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3" meta:paragraph-count="105" meta:word-count="742" meta:character-count="4825" meta:non-whitespace-character-count="4264"/>
  </office:meta>
</office:document-meta>
</file>